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 draw:shadow="visible" draw:shadow-offset-x="0.1cm" draw:shadow-offset-y="0.1cm" draw:shadow-color="#c0c0c0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draw:shadow="visible" draw:shadow-offset-x="0.1cm" draw:shadow-offset-y="0.1cm" draw:shadow-color="#cccccc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 draw:shadow="visible" draw:shadow-offset-x="0.1cm" draw:shadow-offset-y="0.1cm" draw:shadow-color="#c0c0c0"/>
    </style:style>
    <style:style style:name="gr6" style:family="graphic" style:parent-style-name="standard">
      <style:graphic-properties draw:fill="solid" draw:fill-color="#ff6309" draw:textarea-horizontal-align="justify" draw:textarea-vertical-align="middle" draw:auto-grow-height="false" draw:shadow="visible" draw:shadow-offset-x="0.1cm" draw:shadow-offset-y="0.1cm" draw:shadow-color="#cccccc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gradient" draw:fill-gradient-name="Square_20_yellow_2f_white" draw:textarea-vertical-align="middle" draw:auto-grow-height="false" fo:min-height="0.749cm" fo:min-width="0.499cm"/>
    </style:style>
    <style:style style:name="gr9" style:family="graphic" style:parent-style-name="standard">
      <style:graphic-properties draw:fill="gradient" draw:fill-gradient-name="Gradient_20_19" draw:textarea-vertical-align="middle" draw:auto-grow-height="false" fo:min-height="0cm" fo:min-width="0cm"/>
    </style:style>
    <style:style style:name="gr10" style:family="graphic" style:parent-style-name="standard">
      <style:graphic-properties draw:fill="gradient" draw:fill-gradient-name="Gradient_20_19" draw:textarea-horizontal-align="justify" draw:textarea-vertical-align="middle" draw:auto-grow-height="false"/>
    </style:style>
    <style:style style:name="gr11" style:family="graphic" style:parent-style-name="standard">
      <style:graphic-properties draw:fill="gradient" draw:fill-gradient-name="Gradient_20_19" draw:textarea-vertical-align="middle" draw:auto-grow-height="false" fo:min-height="0.749cm" fo:min-width="0.499cm"/>
    </style:style>
    <style:style style:name="gr12" style:family="graphic" style:parent-style-name="standard">
      <style:graphic-properties draw:fill="solid" draw:fill-color="#00b8ff" draw:textarea-horizontal-align="justify" draw:textarea-vertical-align="middle" draw:auto-grow-height="false" draw:shadow="visible" draw:shadow-offset-x="0.1cm" draw:shadow-offset-y="0.1cm" draw:shadow-color="#c0c0c0"/>
    </style:style>
    <style:style style:name="gr13" style:family="graphic" style:parent-style-name="standard">
      <style:graphic-properties draw:fill="solid" draw:fill-color="#0000ff" draw:textarea-horizontal-align="justify" draw:textarea-vertical-align="middle" draw:auto-grow-height="false" draw:shadow="visible" draw:shadow-offset-x="0.1cm" draw:shadow-offset-y="0.1cm" draw:shadow-color="#cccccc"/>
    </style:style>
    <style:style style:name="gr14" style:family="graphic" style:parent-style-name="standard">
      <style:graphic-properties draw:fill="solid" draw:fill-color="#ff9966" draw:textarea-horizontal-align="justify" draw:textarea-vertical-align="middle" draw:auto-grow-height="false" draw:shadow="visible" draw:shadow-offset-x="0.1cm" draw:shadow-offset-y="0.1cm" draw:shadow-color="#c0c0c0"/>
    </style:style>
    <style:style style:name="gr15" style:family="graphic" style:parent-style-name="standard">
      <style:graphic-properties draw:fill="solid" draw:fill-color="#ff6309" draw:textarea-horizontal-align="justify" draw:textarea-vertical-align="middle" draw:auto-grow-height="false" draw:shadow="visible" draw:shadow-offset-x="0.1cm" draw:shadow-offset-y="0.1cm" draw:shadow-color="#cccccc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303cm" svg:height="11.156cm" svg:x="2.891cm" svg:y="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364cm" svg:y1="11.42cm" svg:x2="24.258cm" svg:y2="11.42cm">
          <text:p/>
        </draw:line>
        <draw:custom-shape draw:style-name="gr3" draw:text-style-name="P2" draw:layer="layout" svg:width="4.554cm" svg:height="1.768cm" svg:x="6.973cm" svg:y="6.597cm">
          <text:p text:style-name="P1"><text:span text:style-name="T1">Transmitter</text:span></text:p>
          <text:p text:style-name="P1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04cm" svg:height="1.768cm" svg:x="4.308cm" svg:y="6.595cm">
          <text:p text:style-name="P2"><text:span text:style-name="T1">Input</text:span></text:p>
          <text:p text:style-name="P2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54cm" svg:height="1.768cm" svg:x="20.558cm" svg:y="6.621cm">
          <text:p text:style-name="P1">Output</text:p>
          <text:p text:style-name="P1">Domai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968cm" svg:height="1.768cm" svg:x="16.729cm" svg:y="6.619cm">
          <text:p text:style-name="P1">Receiver</text:p>
          <text:p text:style-name="P1">Domai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6.001cm" svg:height="1.195cm" svg:x="4.974cm" svg:y="8.42cm">
          <draw:text-box>
            <text:p><text:span text:style-name="T2">Sensor Kinase</text:span></text:p>
          </draw:text-box>
        </draw:frame>
        <draw:frame draw:style-name="gr7" draw:text-style-name="P3" draw:layer="layout" svg:width="8.211cm" svg:height="1.195cm" svg:x="16.857cm" svg:y="8.448cm">
          <draw:text-box>
            <text:p><text:span text:style-name="T2">Response Regulator</text:span></text:p>
          </draw:text-box>
        </draw:frame>
        <draw:custom-shape draw:style-name="gr8" draw:text-style-name="P1" draw:layer="layout" svg:width="2.1cm" svg:height="3cm" svg:x="3.891cm" svg:y="3.219cm">
          <text:p/>
          <draw:enhanced-geometry svg:viewBox="0 0 640 861" draw:mirror-vertical="false" draw:mirror-horizontal="true" draw:text-areas="257 295 414 566" draw:type="non-primitive" draw:enhanced-path="M 640 233 L 221 293 506 12 367 0 29 406 431 347 145 645 99 520 0 861 326 765 209 711 640 233 640 233 Z N"/>
        </draw:custom-shape>
        <draw:custom-shape draw:style-name="gr9" draw:text-style-name="P1" draw:layer="layout" svg:width="2.209cm" svg:height="2.291cm" draw:transform="rotate (1.5707963267949) translate (8.964cm 4.716cm)">
          <text:p/>
          <draw:enhanced-geometry svg:viewBox="0 0 21600 21600" draw:mirror-vertical="true" draw:mirror-horizont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7" draw:layer="layout" svg:width="2.259cm" svg:height="0.962cm" svg:x="3.601cm" svg:y="2.264cm">
          <draw:text-box>
            <text:p>Signal</text:p>
          </draw:text-box>
        </draw:frame>
        <draw:frame draw:style-name="gr7" draw:layer="layout" svg:width="1.171cm" svg:height="3.095cm" svg:x="10.756cm" svg:y="3.964cm">
          <draw:text-box>
            <text:p>P*</text:p>
            <text:p>|</text:p>
            <text:p>H</text:p>
            <text:p>|</text:p>
          </draw:text-box>
        </draw:frame>
        <draw:frame draw:style-name="gr7" draw:layer="layout" svg:width="1.692cm" svg:height="0.962cm" svg:x="10.038cm" svg:y="2.301cm">
          <draw:text-box>
            <text:p>ATP</text:p>
          </draw:text-box>
        </draw:frame>
        <draw:frame draw:style-name="gr7" draw:layer="layout" svg:width="3.719cm" svg:height="0.962cm" svg:x="12.338cm" svg:y="4.201cm">
          <draw:text-box>
            <text:p>P*-Transfer</text:p>
          </draw:text-box>
        </draw:frame>
        <draw:frame draw:style-name="gr7" draw:layer="layout" svg:width="1.171cm" svg:height="3.095cm" svg:x="16.957cm" svg:y="3.965cm">
          <draw:text-box>
            <text:p>P*</text:p>
            <text:p>|</text:p>
            <text:p>D</text:p>
            <text:p>|</text:p>
          </draw:text-box>
        </draw:frame>
        <draw:custom-shape draw:style-name="gr10" draw:text-style-name="P1" draw:layer="layout" svg:width="2.891cm" svg:height="0.382cm" svg:x="12.811cm" svg:y="5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3.192cm" svg:height="0.94cm" draw:transform="rotate (1.5707963267949) translate (24.039cm 6.82cm)">
          <text:p/>
          <draw:enhanced-geometry draw:mirror-horizontal="false" draw:mirror-vertical="false" draw:text-areas="4000 ?f1 ?f5 ?f2" draw:glue-points="0 10800 21600 10800 ?f0 0 ?f0 21600" draw:type="mso-spt100" draw:modifiers="16625.8017844225 7115.2941176470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" draw:layer="layout" svg:width="3.351cm" svg:height="0.962cm" svg:x="22.702cm" svg:y="2.564cm">
          <draw:text-box>
            <text:p>Response</text:p>
          </draw:text-box>
        </draw:frame>
        <draw:custom-shape draw:style-name="gr12" draw:text-style-name="P2" draw:layer="layout" svg:width="2.62cm" svg:height="0.752cm" svg:x="10.207cm" svg:y="11.0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556cm" svg:height="0.752cm" svg:x="9.274cm" svg:y="11.0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537cm" svg:height="0.749cm" svg:x="17.575cm" svg:y="11.03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081cm" svg:height="0.749cm" svg:x="14.602cm" svg:y="11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layer="layout" svg:width="2.614cm" svg:height="0.962cm" svg:x="4.402cm" svg:y="10.864cm">
          <draw:text-box>
            <text:p>Oper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5" draw:display-name="Gradient 15" draw:style="radial" draw:cx="50%" draw:cy="50%" draw:start-color="#00dcff" draw:end-color="#9966cc" draw:start-intensity="100%" draw:end-intensity="100%" draw:border="40%"/>
    <draw:gradient draw:name="Gradient_20_16" draw:display-name="Gradient 16" draw:style="radial" draw:cx="50%" draw:cy="50%" draw:start-color="#9966cc" draw:end-color="#00dcff" draw:start-intensity="100%" draw:end-intensity="100%" draw:border="40%"/>
    <draw:gradient draw:name="Gradient_20_18" draw:display-name="Gradient 18" draw:style="linear" draw:start-color="#c0c0c0" draw:end-color="#ffffff" draw:start-intensity="100%" draw:end-intensity="100%" draw:angle="450" draw:border="0%"/>
    <draw:gradient draw:name="Gradient_20_19" draw:display-name="Gradient 19" draw:style="square" draw:cx="50%" draw:cy="50%" draw:start-color="#ffff99" draw:end-color="#ffffff" draw:start-intensity="100%" draw:end-intensity="100%" draw:angle="2700" draw:border="0%"/>
    <draw:gradient draw:name="Gradient_20_7" draw:display-name="Gradient 7" draw:style="ellipsoid" draw:cx="50%" draw:cy="50%" draw:start-color="#0000ff" draw:end-color="#e6e6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Lyne</meta:initial-creator>
    <meta:creation-date>2013-04-30T11:42:53</meta:creation-date>
    <dc:date>2013-05-02T10:15:09</dc:date>
    <dc:creator>Mike Lyne</dc:creator>
    <meta:editing-duration>PT2H8M37S</meta:editing-duration>
    <meta:editing-cycles>2</meta:editing-cycles>
    <meta:generator>LibreOffice/3.5$Linux_x86 LibreOffice_project/350m1$Build-2</meta:generator>
    <meta:document-statistic meta:object-count="23"/>
  </office:meta>
</office:document-meta>
</file>